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0d03c" officeooo:paragraph-rsid="0010d03c"/>
    </style:style>
    <style:style style:name="P2" style:family="paragraph" style:parent-style-name="Standard">
      <style:paragraph-properties fo:text-align="start" style:justify-single-word="false"/>
      <style:text-properties officeooo:rsid="0010d03c" officeooo:paragraph-rsid="0010d03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d03c" officeooo:paragraph-rsid="0010d03c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0d03c" officeooo:paragraph-rsid="0010d03c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10d03c" officeooo:paragraph-rsid="0010d03c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0d03c"/>
    </style:style>
    <style:style style:name="P7" style:family="paragraph" style:parent-style-name="Table_20_Contents">
      <style:paragraph-properties fo:text-align="center" style:justify-single-word="false"/>
      <style:text-properties officeooo:rsid="0010d03c" officeooo:paragraph-rsid="0010d03c"/>
    </style:style>
    <style:style style:name="P8" style:family="paragraph" style:parent-style-name="Table_20_Contents">
      <style:paragraph-properties fo:text-align="center" style:justify-single-word="false"/>
      <style:text-properties officeooo:rsid="0010d03c" officeooo:paragraph-rsid="0010d03c" fo:background-color="#dddddd"/>
    </style:style>
    <style:style style:name="T1" style:family="text">
      <style:text-properties officeooo:rsid="0010d0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Logger Documentation</text:p>
      <text:p text:style-name="P1"/>
      <text:list xml:id="list3629238233174491944" text:style-name="L2">
        <text:list-item>
          <text:p text:style-name="P6"><text:span text:style-name="T1">Used Modules:</text:span></text:p>
        </text:list-item>
      </text:list>
      <text:list xml:id="list5501821468798637679" text:style-name="L1">
        <text:list-item>
          <text:p text:style-name="P3">UART Module</text:p>
        </text:list-item>
        <text:list-item>
          <text:p text:style-name="P3">ADC Module</text:p>
        </text:list-item>
        <text:list-item>
          <text:p text:style-name="P3">EEPROM Module</text:p>
        </text:list-item>
        <text:list-item>
          <text:p text:style-name="P3">Timer Module for scheduling</text:p>
        </text:list-item>
      </text:list>
      <text:p text:style-name="P2"/>
      <text:p text:style-name="P2"/>
      <text:list xml:id="list3792507015671708553" text:style-name="L3">
        <text:list-item>
          <text:p text:style-name="P4">Timing C/S’s</text:p>
          <text:p text:style-name="P4"/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Module</text:p>
          </table:table-cell>
          <table:table-cell table:style-name="Table1.B1" office:value-type="string">
            <text:p text:style-name="P8">Interval</text:p>
          </table:table-cell>
        </table:table-row>
        <table:table-row>
          <table:table-cell table:style-name="Table1.A4" office:value-type="string">
            <text:p text:style-name="P7">ADC</text:p>
          </table:table-cell>
          <table:table-cell table:style-name="Table1.B4" office:value-type="string">
            <text:p text:style-name="P7">Every 50 msec</text:p>
          </table:table-cell>
        </table:table-row>
        <table:table-row>
          <table:table-cell table:style-name="Table1.A4" office:value-type="string">
            <text:p text:style-name="P7">UART</text:p>
          </table:table-cell>
          <table:table-cell table:style-name="Table1.B4" office:value-type="string">
            <text:p text:style-name="P7">Every 2 sec</text:p>
          </table:table-cell>
        </table:table-row>
        <table:table-row>
          <table:table-cell table:style-name="Table1.A4" office:value-type="string">
            <text:p text:style-name="P7">EEPROM</text:p>
          </table:table-cell>
          <table:table-cell table:style-name="Table1.B4" office:value-type="string">
            <text:p text:style-name="P7">Every 2 sec</text:p>
          </table:table-cell>
        </table:table-row>
      </table:table>
      <text:list xml:id="list140540083394947" text:continue-numbering="true" text:style-name="L3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3:12:17.227893778</meta:creation-date>
    <dc:date>2018-05-06T14:05:38.552864583</dc:date>
    <meta:editing-duration>PT34M48S</meta:editing-duration>
    <meta:editing-cycles>1</meta:editing-cycles>
    <meta:document-statistic meta:table-count="1" meta:image-count="0" meta:object-count="0" meta:page-count="1" meta:paragraph-count="17" meta:word-count="39" meta:character-count="185" meta:non-whitespace-character-count="169"/>
    <meta:generator>LibreOffice/5.1.6.2$Linux_X86_64 LibreOffice_project/10m0$Build-2</meta:generator>
  </office:meta>
</office:document-meta>
</file>